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2024-12-19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6416" calcext:value-type="float">
            <text:p>86.3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2024-03-19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028" calcext:value-type="float">
            <text:p>86.0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2022-12-07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7816" calcext:value-type="float">
            <text:p>86.1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2021-12-14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8024" calcext:value-type="float">
            <text:p>86.29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2020-12-12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2019-12-10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6232" calcext:value-type="float">
            <text:p>85.6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2018-12-12 2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2017-1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9344" calcext:value-type="float">
            <text:p>85.4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2016-12-07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5104" calcext:value-type="float">
            <text:p>85.7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201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3792" calcext:value-type="float">
            <text:p>85.2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201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201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1192" calcext:value-type="float">
            <text:p>83.4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7376" calcext:value-type="float">
            <text:p>82.6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200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200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6312" calcext:value-type="float">
            <text:p>82.5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200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696" calcext:value-type="float">
            <text:p>82.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200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744" calcext:value-type="float">
            <text:p>82.3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200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200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94" calcext:value-type="float">
            <text:p>82.8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200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5328" calcext:value-type="float">
            <text:p>83.0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8144" calcext:value-type="float">
            <text:p>83.4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200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048" calcext:value-type="float">
            <text:p>83.8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199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944" calcext:value-type="float">
            <text:p>83.1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199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648" calcext:value-type="float">
            <text:p>82.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199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1996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199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199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7896" calcext:value-type="float">
            <text:p>82.9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199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984" calcext:value-type="float">
            <text:p>82.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199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7104" calcext:value-type="float">
            <text:p>82.7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199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9344" calcext:value-type="float">
            <text:p>85.42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198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1987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4736" calcext:value-type="float">
            <text:p>88.1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1986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0016" calcext:value-type="float">
            <text:p>84.7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1984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5264" calcext:value-type="float">
            <text:p>83.2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198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0232" calcext:value-type="float">
            <text:p>83.3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198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376" calcext:value-type="float">
            <text:p>83.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197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9648" calcext:value-type="float">
            <text:p>83.2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197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6536" calcext:value-type="float">
            <text:p>83.5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197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0608" calcext:value-type="float">
            <text:p>87.1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610</text:p>
          </table:table-cell>
          <table:table-cell office:value-type="string" calcext:value-type="string">
            <text:p>1974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1776" calcext:value-type="float">
            <text:p>83.55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